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text-properties loext:padding="0cm" loext:border="none"/>
    </style:style>
    <style:style style:name="P2" style:family="paragraph" style:parent-style-name="Preformatted_20_Text">
      <style:paragraph-properties fo:padding="0cm" fo:border="none"/>
      <style:text-properties loext:padding="0cm" loext:border="none"/>
    </style:style>
    <style:style style:name="P3" style:family="paragraph" style:parent-style-name="Preformatted_20_Text">
      <style:paragraph-properties fo:padding="0cm" fo:border="none"/>
    </style:style>
    <style:style style:name="P4" style:family="paragraph" style:parent-style-name="Standard">
      <style:text-properties loext:padding="0cm" loext:border="none"/>
    </style:style>
    <style:style style:name="P5" style:family="paragraph" style:parent-style-name="Text_20_body">
      <style:paragraph-properties fo:padding="0cm" fo:border="none"/>
    </style:style>
    <style:style style:name="P6" style:family="paragraph" style:parent-style-name="Text_20_body">
      <style:paragraph-properties fo:padding="0cm" fo:border="none"/>
      <style:text-properties loext:padding="0cm" loext:border="none"/>
    </style:style>
    <style:style style:name="T1" style:family="text">
      <style:text-properties loext:padding="0cm" loext:border="none"/>
    </style:style>
    <style:style style:name="T2"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game-play-analysis-iv/" text:style-name="Internet_20_link" text:visited-style-name="Visited_20_Internet_20_Link"><text:span text:style-name="T1">550. Game Play Analysis IV</text:span></text:a></text:p>
      <text:section text:style-name="Sect1" text:name="headlessui-popover-button-:rp:">
        <text:p text:style-name="Standard"/>
      </text:section>
      <text:p text:style-name="P4">Medium</text:p>
      <text:p text:style-name="P4">568</text:p>
      <text:p text:style-name="P4">124</text:p>
      <text:section text:style-name="Sect1" text:name="headlessui-popover-button-:rt:">
        <text:p text:style-name="Standard"/>
      </text:section>
      <text:section text:style-name="Sect1" text:name="headlessui-popover-button-:rv:">
        <text:p text:style-name="Standard"/>
      </text:section>
      <text:p text:style-name="P4">Companies</text:p>
      <text:p text:style-name="P4">SQL Schema</text:p>
      <text:p text:style-name="Horizontal_20_Line"/>
      <text:p text:style-name="P5"><text:span text:style-name="T1">Table: </text:span><text:span text:style-name="Source_20_Text"><text:span text:style-name="T2">Activity</text:span></text:span></text:p>
      <text:p text:style-name="P2">+--------------+---------+</text:p>
      <text:p text:style-name="P2">| Column Name <text:s/>| Type <text:s text:c="3"/>|</text:p>
      <text:p text:style-name="P2">+--------------+---------+</text:p>
      <text:p text:style-name="P2">| player_id <text:s text:c="3"/>| int <text:s text:c="4"/>|</text:p>
      <text:p text:style-name="P2">| device_id <text:s text:c="3"/>| int <text:s text:c="4"/>|</text:p>
      <text:p text:style-name="P2">| event_date <text:s text:c="2"/>| date <text:s text:c="3"/>|</text:p>
      <text:p text:style-name="P2">| games_played | int <text:s text:c="4"/>|</text:p>
      <text:p text:style-name="P2">+--------------+---------+</text:p>
      <text:p text:style-name="P2">(player_id, event_date) is the primary key (combination of columns with unique values) of this table.</text:p>
      <text:p text:style-name="P2">This table shows the activity of players of some games.</text:p>
      <text:p text:style-name="P1">Each row is a record of a player who logged in and played a number of games (possibly 0) before logging out on someday using some device.</text:p>
      <text:p text:style-name="P6"> </text:p>
      <text:p text:style-name="P5"><text:span text:style-name="T1">Write a solution to report the </text:span><text:span text:style-name="Strong_20_Emphasis"><text:span text:style-name="T1">fraction</text:span></text:span><text:span text:style-name="T1"> of players that logged in again on the day after the day they first logged in, </text:span><text:span text:style-name="Strong_20_Emphasis"><text:span text:style-name="T1">rounded to 2 decimal places</text:span></text:span><text:span text:style-name="T1">. In other words, you need to count the number of players that logged in for at least two consecutive days starting from their first login date, then divide that number by the total number of players.</text:span></text:p>
      <text:p text:style-name="P6">The result format is in the following example.</text:p>
      <text:p text:style-name="P6"> </text:p>
      <text:p text:style-name="P5"><text:span text:style-name="Strong_20_Emphasis"><text:span text:style-name="T1">Example 1:</text:span></text:span></text:p>
      <text:p text:style-name="P3"><text:span text:style-name="Strong_20_Emphasis"><text:span text:style-name="T1">Input:</text:span></text:span><text:span text:style-name="T1"> </text:span></text:p>
      <text:p text:style-name="P2">Activity table:</text:p>
      <text:p text:style-name="P2">+-----------+-----------+------------+--------------+</text:p>
      <text:p text:style-name="P2">| player_id | device_id | event_date | games_played |</text:p>
      <text:p text:style-name="P2">+-----------+-----------+------------+--------------+</text:p>
      <text:p text:style-name="P2">| 1 <text:s text:c="8"/>| 2 <text:s text:c="8"/>| 2016-03-01 | 5 <text:s text:c="11"/>|</text:p>
      <text:p text:style-name="P2">| 1 <text:s text:c="8"/>| 2 <text:s text:c="8"/>| 2016-03-02 | 6 <text:s text:c="11"/>|</text:p>
      <text:p text:style-name="P2">| 2 <text:s text:c="8"/>| 3 <text:s text:c="8"/>| 2017-06-25 | 1 <text:s text:c="11"/>|</text:p>
      <text:p text:style-name="P2">| 3 <text:s text:c="8"/>| 1 <text:s text:c="8"/>| 2016-03-02 | 0 <text:s text:c="11"/>|</text:p>
      <text:p text:style-name="P2">| 3 <text:s text:c="8"/>| 4 <text:s text:c="8"/>| 2018-07-03 | 5 <text:s text:c="11"/>|</text:p>
      <text:p text:style-name="P2">+-----------+-----------+------------+--------------+</text:p>
      <text:p text:style-name="P3"><text:span text:style-name="Strong_20_Emphasis"><text:span text:style-name="T1">Output:</text:span></text:span><text:span text:style-name="T1"> </text:span></text:p>
      <text:p text:style-name="P2">+-----------+</text:p>
      <text:p text:style-name="P2">| fraction <text:s/>|</text:p>
      <text:p text:style-name="P2">+-----------+</text:p>
      <text:p text:style-name="P2">| 0.33 <text:s text:c="5"/>|</text:p>
      <text:p text:style-name="P2"><text:soft-page-break/>+-----------+</text:p>
      <text:p text:style-name="P3"><text:span text:style-name="Strong_20_Emphasis"><text:span text:style-name="T1">Explanation:</text:span></text:span><text:span text:style-name="T1"> </text:span></text:p>
      <text:p text:style-name="P1">Only the player with id 1 logged back in after the first day he had logged in so the answer is 1/3 = 0.33</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04T08:13:08.581000000</dc:date>
    <meta:editing-duration>PT12S</meta:editing-duration>
    <meta:editing-cycles>1</meta:editing-cycles>
    <meta:document-statistic meta:table-count="0" meta:image-count="0" meta:object-count="0" meta:page-count="2" meta:paragraph-count="42" meta:word-count="284" meta:character-count="1667" meta:non-whitespace-character-count="1271"/>
    <meta:generator>LibreOffice/7.2.2.2$Windows_X86_64 LibreOffice_project/02b2acce88a210515b4a5bb2e46cbfb63fe97d56</meta:generator>
  </office:meta>
</office:document-meta>
</file>